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ans1" svg:font-family="'Liberation Sans'" style:font-pitch="variable"/>
    <style:font-face style:name="Linux Biolinum O" svg:font-family="'Linux Biolinum O'" style:font-pitch="variable"/>
    <style:font-face style:name="Linux Libertine O" svg:font-family="'Linux Libertine O'"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text-properties style:font-name="Verdana" fo:font-size="12pt" style:font-size-asian="12pt" style:font-size-complex="12pt"/>
    </style:style>
    <style:style style:name="P2" style:family="paragraph" style:parent-style-name="Text_20_body">
      <loext:graphic-properties draw:fill="none"/>
      <style:paragraph-properties fo:margin-left="0in" fo:margin-right="0in" fo:margin-top="0in" fo:margin-bottom="0.0972in" loext:contextual-spacing="false" fo:line-height="120%" fo:text-indent="0in" style:auto-text-indent="false" fo:background-color="transparent"/>
      <style:text-properties style:font-name="Verdana" fo:font-size="12pt" officeooo:rsid="000998c6" officeooo:paragraph-rsid="000998c6" style:font-size-asian="12pt" style:font-size-complex="12pt"/>
    </style:style>
    <style:style style:name="P3" style:family="paragraph" style:parent-style-name="Text_20_body" style:master-page-name="">
      <loext:graphic-properties draw:fill="none"/>
      <style:paragraph-properties fo:margin-left="0in" fo:margin-right="0in" fo:margin-top="0in" fo:margin-bottom="0.0972in" loext:contextual-spacing="false" fo:line-height="120%" fo:text-indent="0in" style:auto-text-indent="false" style:page-number="auto" fo:background-color="transparent"/>
      <style:text-properties style:font-name="Verdana" fo:font-size="12pt" officeooo:rsid="000841d9" officeooo:paragraph-rsid="000841d9" style:font-size-asian="12pt" style:font-size-complex="12pt"/>
    </style:style>
    <style:style style:name="T1" style:family="text">
      <style:text-properties fo:language="el" fo:country="GR" fo:font-style="normal" style:font-name-asian="Times New Roman1" style:language-asian="el" style:country-asian="GR" style:font-style-asian="normal" style:font-name-complex="Times New Roman1" style:font-style-complex="normal"/>
    </style:style>
    <style:style style:name="T2" style:family="text">
      <style:text-properties fo:language="el" fo:country="GR" fo:font-style="normal" officeooo:rsid="0014b00d" style:font-name-asian="Times New Roman1" style:language-asian="el" style:country-asian="GR" style:font-style-asian="normal" style:font-name-complex="Times New Roman1" style:font-style-complex="normal"/>
    </style:style>
    <style:style style:name="T3" style:family="text">
      <style:text-properties fo:language="el" fo:country="GR" fo:font-style="normal" officeooo:rsid="00091475" style:font-name-asian="Times New Roman1" style:language-asian="el" style:country-asian="GR" style:font-style-asian="normal" style:font-name-complex="Times New Roman1"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Εισαγωγή</text:p>
      <text:p text:style-name="P1"/>
      <text:p text:style-name="P1"><text:span text:style-name="T1">Η Ελλάδα βρίσκεται σε μία από τις πλέον τεκτονικά ενεργές περιοχές της γης. Πλήθος τεκτονικών αλλά και ηφαιστειακών φαινομένων λαμβάνουν χώρα, με υψηλή συχνότητα </text:span><text:span text:style-name="T2">σε όλη την επικράτεια. Το <text:s/>γεωτεκτονικό υπόβαθρο της περιοχής αποτελεί ακόμη αντικείμενο μελέτης, σημαντικό όχι μόνο τοπικά, αλλά και σε παγκόσμιο επίπεδο, ώστε να γίνουν κατανοητές διεργασίες και φαινόμενα που λαμβάνουν χώρα σε διαφορετικές περιοχές.</text:span></text:p>
      <text:p text:style-name="P3"><text:span text:style-name="T1">Το τεκτονικό υπόβαθρο της Ανατολικής Μεσογείου χαρακτηρίζεται κυρίως από της σύγκλιση σε διεύθυνση Βορρά – Νότου των τεκτονικών πλακών της Ευρασίας και της Αφρικής. <text:s/></text:span><text:span text:style-name="T3">Ωστόσο όλα τα διαφορετικά είδη τεκτονικής δραστηριότητας μπορούν να παρατηρηθούν στον Ελλαδικό Χώρο. </text:span></text:p>
      <text:p text:style-name="P2"><text:span text:style-name="T3">Η </text:span><text:span text:style-name="T1">Ελληνική Ζώνη καταβύθισης (Hellenic Subduction Zone) αποτελεί <text:s/>σημαντικό πεδίο έρευνας σε παγκόσμιο επίπεδο καθώς έχει εξαιρετικά υψηλή αναλογία από μη σεισμική σε σεισμική ολίσθηση (Jackson et. Al,1988). </text:span></text:p>
      <text:p text:style-name="P1">Η χώρα μας επίσης διαθέτει ενεργά ηφαίστεια, τα οποία παρουσιάζουν ιδιαίτερο ενδιαφέρον. Μόλις λίγα χρόνια πριν (2011-2012), υπήρξε έντονη ηφαιστειακή δραστηριότητα στην καλντέρα της Σαντορίνης· η νήσος επηρεάστηκε με έντονες, βίαιες μετακινήσεις οι οποίες μέσω δορυφορικών μεθόδων παρακολούθησης αναγνωρίστηκαν ως “φούσκωμα” ολόκληρης της νήσου.</text:p>
      <text:p text:style-name="P1">Τόσο η τεκτονική όσο και η ηφαιστειακή δραστηριότητα, δύναται πλέον να μελετηθεί με χρήση δορυφορικών γεωδαιτικών δεδομένων. Πιο συγκεκριμένα, οι σύγχρονες εξελίξεις στον τομέα των Παγκόσμιων Δορυφορικών Συστημάτων Εντοπισμού (Global Navigation Satellite Systems, GNSS), επιτρέπει τη χρήση τους για την παρακολούθηση και εξιχνίαση των κινήσεων του στερεού φλοιού.</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ans1" svg:font-family="'Liberation Sans'" style:font-pitch="variable"/>
    <style:font-face style:name="Linux Biolinum O" svg:font-family="'Linux Biolinum O'" style:font-pitch="variable"/>
    <style:font-face style:name="Linux Libertine O" svg:font-family="'Linux Libertine O'"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columns fo:column-count="1"/>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7T13:52:15.897708891</meta:creation-date>
    <dc:date>2017-02-08T00:39:50.554168431</dc:date>
    <meta:editing-duration>PT53S</meta:editing-duration>
    <meta:editing-cycles>2</meta:editing-cycles>
    <meta:generator>LibreOffice/5.1.4.2$Linux_x86 LibreOffice_project/10m0$Build-2</meta:generator>
    <dc:creator>Demitris Anastasiou</dc:creator>
    <meta:document-statistic meta:table-count="0" meta:image-count="0" meta:object-count="0" meta:page-count="1" meta:paragraph-count="6" meta:word-count="216" meta:character-count="1604" meta:non-whitespace-character-count="1388"/>
  </office:meta>
</office:document-meta>
</file>